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style:text-underline-style="none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ogic Gates" draw:style-name="dp1" draw:master-page-name="Default">
        <office:forms form:automatic-focus="false" form:apply-design-mode="false"/>
        <draw:custom-shape draw:name="And" draw:style-name="SolidLine" draw:text-style-name="P2" draw:layer="layout" svg:width="3cm" svg:height="1.58cm" svg:x="1cm" svg:y="1cm">
          <draw:glue-point draw:id="4" svg:x="-5cm" svg:y="-2.546cm" draw:escape-direction="left"/>
          <draw:glue-point draw:id="5" svg:x="-5cm" svg:y="2.547cm" draw:escape-direction="left"/>
          <text:p text:style-name="P1">And</text:p>
          <draw:enhanced-geometry svg:viewBox="0 0 5000 2637" draw:text-areas="0 2937 5000 3037" draw:type="NonPrimitive" draw:enhanced-path="M 0 647 L 896 647 M 0 1990 L 896 1990 M 2886 0 L 896 0 896 2637 2886 2637 U 2886 1318 2637 2637 270 90 M 4204 1318 L 5000 1318 F N"/>
        </draw:custom-shape>
        <draw:custom-shape draw:name="Or" draw:style-name="SolidLine" draw:text-style-name="P2" draw:layer="layout" svg:width="3cm" svg:height="1.58cm" svg:x="1cm" svg:y="5cm">
          <draw:glue-point draw:id="4" svg:x="-5cm" svg:y="-2.546cm" draw:escape-direction="left"/>
          <draw:glue-point draw:id="5" svg:x="-5cm" svg:y="2.547cm" draw:escape-direction="left"/>
          <text:p text:style-name="P1">Or</text:p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Not" draw:style-name="SolidLine" draw:text-style-name="P2" draw:layer="layout" svg:width="2.49cm" svg:height="1.58cm" svg:x="1cm" svg:y="9cm">
          <text:p text:style-name="P1">Not</text:p>
          <draw:enhanced-geometry svg:viewBox="0 0 5000 3174" draw:text-areas="0 3474 5000 3574" draw:type="NonPrimitive" draw:enhanced-path="M 0 1587 L 1198 1587 F N M 1198 0 L 1198 3174 3946 1587 F Z N U 4186 1587 480 480 0 360 M 4425 1587 L 5000 1587 F N"/>
        </draw:custom-shape>
        <draw:custom-shape draw:name="DFF" draw:style-name="SolidLine" draw:text-style-name="P2" draw:layer="layout" svg:width="1.29cm" svg:height="1.58cm" svg:x="1cm" svg:y="13cm">
          <draw:glue-point draw:id="4" svg:x="-5cm" svg:y="-1.666cm" draw:escape-direction="left"/>
          <draw:glue-point draw:id="5" svg:x="-5cm" svg:y="1.666cm" draw:escape-direction="left"/>
          <draw:glue-point draw:id="6" svg:x="5cm" svg:y="-1.666cm" draw:escape-direction="right"/>
          <draw:glue-point draw:id="7" svg:x="5cm" svg:y="1.666cm" draw:escape-direction="right"/>
          <text:p text:style-name="P1">DFF</text:p>
          <draw:enhanced-geometry svg:viewBox="0 0 5000 6146" draw:text-areas="0 6446 5000 6646" draw:type="NonPrimitive" draw:enhanced-path="M 1042 1042 L 3958 1042 3958 5104 1042 5104 F Z N M 2500 0 L 2500 1042 M 2500 5104 L 2500 6146 M 0 2049 L 1042 2049 M 0 4097 L 1042 4097 M 3958 2049 L 5000 2049 M 3958 4097 L 5000 4097 N F M 1042 3906 L 1563 4097 1042 4288 N F"/>
        </draw:custom-shape>
        <draw:custom-shape draw:name="Nand" draw:style-name="SolidLine" draw:text-style-name="P2" draw:layer="layout" svg:width="3.12cm" svg:height="1.58cm" svg:x="7cm" svg:y="1cm">
          <draw:glue-point draw:id="4" svg:x="-5cm" svg:y="-2.546cm" draw:escape-direction="left"/>
          <draw:glue-point draw:id="5" svg:x="-5cm" svg:y="2.547cm" draw:escape-direction="left"/>
          <text:p text:style-name="P1">Nand</text:p>
          <draw:enhanced-geometry svg:viewBox="0 0 5000 2536" draw:text-areas="0 2836 5000 2936" draw:type="NonPrimitive" draw:enhanced-path="M 0 622 L 861 622 M 0 1914 L 861 1914 M 2775 0 L 861 0 861 2536 2775 2536 U 2775 1268 2536 2536 270 90 F N U 4234 1268 382 382 0 360 F N M 4426 1268 L 5000 1268 F N"/>
        </draw:custom-shape>
        <draw:custom-shape draw:name="Nor" draw:style-name="SolidLine" draw:text-style-name="P2" draw:layer="layout" svg:width="3.12cm" svg:height="1.58cm" svg:x="7cm" svg:y="5cm">
          <draw:glue-point draw:id="4" svg:x="-5cm" svg:y="-2.546cm" draw:escape-direction="left"/>
          <draw:glue-point draw:id="5" svg:x="-5cm" svg:y="2.547cm" draw:escape-direction="left"/>
          <text:p text:style-name="P1">Nor</text:p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382 382 0 360 F N M 4474 1268 L 5000 1268 F N"/>
        </draw:custom-shape>
        <draw:custom-shape draw:name="Xor" draw:style-name="SolidLine" draw:text-style-name="P2" draw:layer="layout" svg:width="3cm" svg:height="1.58cm" svg:x="7cm" svg:y="9cm">
          <draw:glue-point draw:id="4" svg:x="-5cm" svg:y="-2.546cm" draw:escape-direction="left"/>
          <draw:glue-point draw:id="5" svg:x="-5cm" svg:y="2.547cm" draw:escape-direction="left"/>
          <text:p text:style-name="P1">Xor</text:p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Xnor" draw:style-name="SolidLine" draw:text-style-name="P2" draw:layer="layout" svg:width="3.12cm" svg:height="1.58cm" svg:x="7cm" svg:y="13cm">
          <draw:glue-point draw:id="4" svg:x="-5cm" svg:y="-2.546cm" draw:escape-direction="left"/>
          <draw:glue-point draw:id="5" svg:x="-5cm" svg:y="2.547cm" draw:escape-direction="left"/>
          <text:p text:style-name="P1">Xnor</text:p>
          <draw:enhanced-geometry svg:viewBox="0 0 5000 2536" draw:text-areas="0 2836 5000 2936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382 382 0 360 F N M 4474 1268 L 5000 126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12pt"/>
    </style:style>
    <style:style style:name="title1" style:family="graphic" style:parent-style-name="standard">
      <style:graphic-properties draw:stroke="solid" draw:fill="none"/>
      <style:paragraph-properties fo:text-align="start"/>
      <style:text-properties fo:font-size="11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8pt"/>
    </style:style>
    <style:style style:name="title1center" style:family="graphic" style:parent-style-name="standard">
      <style:graphic-properties draw:stroke="solid" draw:fill="none"/>
      <style:paragraph-properties fo:text-align="center"/>
      <style:text-properties fo:font-size="11pt"/>
    </style:style>
    <style:style style:name="CenterLine" style:family="graphic" style:parent-style-name="standard">
      <style:graphic-properties draw:stroke="solid" svg:stroke-width="0.1cm" draw:fill="none" draw:textarea-vertical-align="middle"/>
    </style:style>
    <style:style style:name="notation" style:family="graphic" style:parent-style-name="standard">
      <style:graphic-properties draw:stroke="solid" svg:stroke-color="#000000" draw:fill-color="#ffffff" draw:textarea-vertical-align="middle" fo:padding-top="0cm" fo:padding-bottom="0cm" fo:padding-left="0cm" fo:padding-right="0cm"/>
      <style:text-properties fo:font-size="10pt"/>
    </style:style>
    <style:style style:name="SolidFill" style:family="graphic" style:parent-style-name="standard">
      <style:graphic-properties draw:stroke="solid" draw:stroke-dash="Dashed_20__28_var_29__20_2" svg:stroke-color="#000000" draw:fill-color="#000000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Callout" style:family="graphic" style:parent-style-name="standard">
      <style:graphic-properties draw:stroke="none" draw:fill="none"/>
      <style:text-properties fo:font-size="9pt"/>
    </style:style>
  </office:styles>
  <office:automatic-styles>
    <style:page-layout style:name="PM0">
      <style:page-layout-properties fo:margin-top="0.635cm" fo:margin-bottom="0.538cm" fo:margin-left="0.635cm" fo:margin-right="0.66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Custom OO Shapes - http://www.lautman.net/mark/coo/index.html</dc:title>
    <dc:subject>Logic Gates</dc:subject>
    <meta:initial-creator>Mark Lautman</meta:initial-creator>
    <meta:creation-date>2006-03-28T15:50:15</meta:creation-date>
    <dc:date>2018-01-24T13:34:35.809566167</dc:date>
    <dc:language>en-US</dc:language>
    <meta:editing-cycles>9</meta:editing-cycles>
    <meta:editing-duration>PT13M7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